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stroke="dash" draw:stroke-dash="Double_20_Dash" svg:stroke-color="#000000" draw:fill="solid" draw:textarea-vertical-align="middle"/>
    </style:style>
    <style:style style:name="gr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7.234cm" fo:min-width="5.46cm"/>
      <style:paragraph-properties style:writing-mode="lr-tb"/>
    </style:style>
    <style:style style:name="gr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5.509cm" fo:min-width="4.953cm"/>
      <style:paragraph-properties style:writing-mode="lr-tb"/>
    </style:style>
    <style:style style:name="gr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39cm" fo:min-width="5.367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954cm" svg:y1="12.728cm" svg:x2="20.33cm" svg:y2="12.739cm">
          <text:p/>
        </draw:line>
        <draw:line draw:style-name="gr1" draw:text-style-name="P1" draw:layer="layout" svg:x1="7.954cm" svg:y1="12.728cm" svg:x2="7.983cm" svg:y2="1.929cm">
          <text:p/>
        </draw:line>
        <draw:frame draw:style-name="gr2" draw:text-style-name="P2" draw:layer="layout" svg:width="4.481cm" svg:height="0.962cm" svg:x="2.925cm" svg:y="6.404cm">
          <draw:text-box>
            <text:p>transient-ness</text:p>
          </draw:text-box>
        </draw:frame>
        <draw:frame draw:style-name="gr2" draw:text-style-name="P2" draw:layer="layout" svg:width="3.741cm" svg:height="0.962cm" svg:x="11.692cm" svg:y="13.138cm">
          <draw:text-box>
            <text:p>object-ness</text:p>
          </draw:text-box>
        </draw:frame>
        <draw:line draw:style-name="gr3" draw:text-style-name="P1" draw:layer="layout" svg:x1="6.682cm" svg:y1="9.236cm" svg:x2="22.011cm" svg:y2="9.229cm">
          <text:p/>
        </draw:line>
        <draw:frame draw:style-name="gr2" draw:text-style-name="P2" draw:layer="layout" svg:width="4.845cm" svg:height="0.962cm" svg:x="22.21cm" svg:y="8.69cm">
          <draw:text-box>
            <text:p>5𝜎-thresholding</text:p>
          </draw:text-box>
        </draw:frame>
        <draw:custom-shape draw:style-name="gr4" draw:text-style-name="P4" draw:layer="layout" svg:width="6.604cm" svg:height="8.128cm" svg:x="8.448cm" svg:y="2.886cm">
          <text:p text:style-name="P3"><text:span text:style-name="T1">Non-astro </text:span><text:span text:style-name="T1">Transients</text:span><text:span text:style-name="T1"><text:line-break/></text:span><text:span text:style-name="T1">(Artifacts,</text:span><text:span text:style-name="T1"><text:line-break/></text:span><text:span text:style-name="T1">Cosmic Rays,</text:span><text:span text:style-name="T1"><text:line-break/></text:span><text:span text:style-name="T1">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6.043cm" svg:height="6.349cm" svg:x="14.01cm" svg:y="2.887cm">
          <text:p text:style-name="P3"><text:span text:style-name="T1">“</text:span><text:span text:style-name="T1">Strong”</text:span><text:span text:style-name="T1"><text:line-break/></text:span><text:span text:style-name="T1">Astrophysical</text:span><text:span text:style-name="T1"><text:line-break/></text:span><text:span text:style-name="T1">Trans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043cm" svg:height="1.816cm" svg:x="14.018cm" svg:y="9.236cm">
          <text:p text:style-name="P3"><text:span text:style-name="T1">Faint</text:span><text:span text:style-name="T1"><text:line-break/></text:span><text:span text:style-name="T1">Astrophysical</text:span><text:span text:style-name="T1"><text:line-break/></text:span><text:span text:style-name="T1">Trans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7:44:24.795652078</meta:creation-date>
    <dc:date>2022-06-06T18:35:59.079305251</dc:date>
    <meta:editing-duration>PT43M1S</meta:editing-duration>
    <meta:editing-cycles>4</meta:editing-cycles>
    <meta:generator>LibreOffice/6.4.7.2$Linux_X86_64 LibreOffice_project/40$Build-2</meta:generator>
    <meta:document-statistic meta:object-count="32"/>
  </office:meta>
</office:document-meta>
</file>